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80.55pt"/>
    </style:style>
    <style:style style:name="co3" style:family="table-column">
      <style:table-column-properties fo:break-before="auto" style:column-width="233.09pt"/>
    </style:style>
    <style:style style:name="co4" style:family="table-column">
      <style:table-column-properties fo:break-before="auto" style:column-width="343.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4" style:family="table-row">
      <style:table-row-properties style:row-height="17.35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73"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office:annotation draw:style-name="gr1" draw:text-style-name="P2" svg:width="81.67pt" svg:height="28.09pt" svg:x="395.63pt" svg:y="4587.22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95.63pt" svg:y="13543.5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82.18pt" svg:height="28.09pt" svg:x="628.24pt" svg:y="8791.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4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09:50:35.5642492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10T10:05:15.664988119</dc:date>
    <meta:editing-duration>P57DT23H29M32S</meta:editing-duration>
    <meta:editing-cycles>2576</meta:editing-cycles>
    <meta:generator>LibreOffice/6.0.7.3$Linux_x86 LibreOffice_project/00m0$Build-3</meta:generator>
    <meta:document-statistic meta:table-count="3" meta:cell-count="472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